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yponineSans Monospace Regular 4" svg:font-family="'TyponineSans Monospace Regular 4', 'TyponineSans Monospace Light 5'"/>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d74a0" officeooo:paragraph-rsid="000d74a0"/>
    </style:style>
    <style:style style:name="P2" style:family="paragraph" style:parent-style-name="Heading">
      <style:text-properties officeooo:rsid="001ae30c" officeooo:paragraph-rsid="000d74a0"/>
    </style:style>
    <style:style style:name="P3" style:family="paragraph" style:parent-style-name="Title">
      <style:text-properties officeooo:rsid="000d74a0" officeooo:paragraph-rsid="000d74a0"/>
    </style:style>
    <style:style style:name="P4" style:family="paragraph" style:parent-style-name="Standard">
      <style:text-properties officeooo:paragraph-rsid="001121fb"/>
    </style:style>
    <style:style style:name="P5" style:family="paragraph" style:parent-style-name="Standard">
      <style:text-properties officeooo:rsid="000d74a0" officeooo:paragraph-rsid="0012de8b"/>
    </style:style>
    <style:style style:name="P6" style:family="paragraph" style:parent-style-name="Text_20_body">
      <style:text-properties officeooo:rsid="000d74a0" officeooo:paragraph-rsid="0010cd51"/>
    </style:style>
    <style:style style:name="P7" style:family="paragraph" style:parent-style-name="Text_20_body">
      <style:text-properties officeooo:rsid="000d74a0" officeooo:paragraph-rsid="0010f9c2"/>
    </style:style>
    <style:style style:name="P8" style:family="paragraph" style:parent-style-name="Text_20_body">
      <style:text-properties officeooo:rsid="000d74a0" officeooo:paragraph-rsid="001121fb"/>
    </style:style>
    <style:style style:name="P9" style:family="paragraph" style:parent-style-name="Text_20_body">
      <style:text-properties officeooo:rsid="000d74a0" officeooo:paragraph-rsid="0012de8b"/>
    </style:style>
    <style:style style:name="P10" style:family="paragraph" style:parent-style-name="Text_20_body">
      <style:text-properties style:font-name="Courier New" officeooo:rsid="000d74a0" officeooo:paragraph-rsid="000f8501"/>
    </style:style>
    <style:style style:name="P11" style:family="paragraph" style:parent-style-name="Text_20_body">
      <style:text-properties style:font-name="Courier New" officeooo:rsid="000d74a0" officeooo:paragraph-rsid="0010f9c2"/>
    </style:style>
    <style:style style:name="P12" style:family="paragraph" style:parent-style-name="Text_20_body">
      <style:text-properties style:font-name="Courier New" officeooo:rsid="000d74a0" officeooo:paragraph-rsid="001121fb"/>
    </style:style>
    <style:style style:name="P13" style:family="paragraph" style:parent-style-name="Text_20_body">
      <style:text-properties style:font-name="Courier New" officeooo:rsid="000d74a0" officeooo:paragraph-rsid="0012de8b"/>
    </style:style>
    <style:style style:name="P14" style:family="paragraph" style:parent-style-name="Text_20_body">
      <style:text-properties style:font-name="Courier New" officeooo:rsid="0010f9c2" officeooo:paragraph-rsid="0010f9c2"/>
    </style:style>
    <style:style style:name="P15" style:family="paragraph" style:parent-style-name="Text_20_body">
      <style:text-properties officeooo:paragraph-rsid="001121fb"/>
    </style:style>
    <style:style style:name="P16" style:family="paragraph" style:parent-style-name="Text_20_body">
      <style:text-properties fo:color="#000000" style:font-name="Courier New" fo:font-size="12pt" officeooo:paragraph-rsid="001121fb" style:font-size-asian="12pt" style:font-size-complex="12pt"/>
    </style:style>
    <style:style style:name="P17" style:family="paragraph" style:parent-style-name="Text_20_body">
      <style:text-properties fo:color="#000000" style:font-name="Times New Roman" fo:font-size="12pt" officeooo:rsid="001121fb" officeooo:paragraph-rsid="001121fb" style:font-size-asian="12pt" style:font-size-complex="12pt"/>
    </style:style>
    <style:style style:name="T1" style:family="text">
      <style:text-properties officeooo:rsid="000f8501"/>
    </style:style>
    <style:style style:name="T2" style:family="text">
      <style:text-properties style:font-name="Courier New" officeooo:rsid="000f8501"/>
    </style:style>
    <style:style style:name="T3" style:family="text">
      <style:text-properties style:font-name="Courier New" officeooo:rsid="0010f9c2"/>
    </style:style>
    <style:style style:name="T4" style:family="text">
      <style:text-properties style:font-name="Courier New" officeooo:rsid="0012de8b"/>
    </style:style>
    <style:style style:name="T5" style:family="text">
      <style:text-properties fo:color="#669900" style:font-name="Courier New" officeooo:rsid="000f8501"/>
    </style:style>
    <style:style style:name="T6" style:family="text">
      <style:text-properties fo:color="#669900" style:font-name="Courier New" officeooo:rsid="0012de8b"/>
    </style:style>
    <style:style style:name="T7" style:family="text">
      <style:text-properties fo:color="#666666"/>
    </style:style>
    <style:style style:name="T8" style:family="text">
      <style:text-properties fo:color="#666666" officeooo:rsid="000f8501"/>
    </style:style>
    <style:style style:name="T9" style:family="text">
      <style:text-properties style:font-name="Times New Roman" officeooo:rsid="0010cd51"/>
    </style:style>
    <style:style style:name="T10" style:family="text">
      <style:text-properties style:font-name="Times New Roman" officeooo:rsid="0010f9c2"/>
    </style:style>
    <style:style style:name="T11" style:family="text">
      <style:text-properties style:font-name="Times New Roman" officeooo:rsid="0012de8b"/>
    </style:style>
    <style:style style:name="T12" style:family="text">
      <style:text-properties fo:color="#0066ff"/>
    </style:style>
    <style:style style:name="T13" style:family="text">
      <style:text-properties fo:color="#000000" officeooo:rsid="0010f9c2"/>
    </style:style>
    <style:style style:name="T14" style:family="text">
      <style:text-properties fo:color="#000000" style:font-name="Courier New" officeooo:rsid="0012de8b"/>
    </style:style>
    <style:style style:name="T15" style:family="text">
      <style:text-properties fo:color="#000000" style:font-name="Courier New" officeooo:rsid="000f8501"/>
    </style:style>
    <style:style style:name="T16" style:family="text">
      <style:text-properties fo:color="#000000" officeooo:rsid="0012de8b"/>
    </style:style>
    <style:style style:name="T17" style:family="text">
      <style:text-properties fo:color="#000000" style:font-name="Times New Roman" officeooo:rsid="0012de8b"/>
    </style:style>
    <style:style style:name="T18" style:family="text">
      <style:text-properties fo:color="#ff9900" officeooo:rsid="0010f9c2"/>
    </style:style>
    <style:style style:name="T19" style:family="text">
      <style:text-properties fo:font-variant="normal" fo:text-transform="none" fo:color="#4f4e4e" style:font-name="Courier New" fo:font-size="12pt" fo:letter-spacing="normal" fo:font-style="normal" fo:font-weight="normal" style:font-size-asian="12pt" style:font-size-complex="12pt"/>
    </style:style>
    <style:style style:name="T20" style:family="text">
      <style:text-properties fo:font-variant="normal" fo:text-transform="none" fo:color="#669900" style:font-name="Courier New" fo:font-size="12pt" fo:letter-spacing="normal" fo:font-style="normal" fo:font-weight="normal" style:font-size-asian="12pt" style:font-size-complex="12pt"/>
    </style:style>
    <style:style style:name="T21" style:family="text">
      <style:text-properties fo:font-variant="normal" fo:text-transform="none" fo:color="#000000" style:font-name="Courier New" fo:font-size="12pt" fo:letter-spacing="normal" fo:font-style="normal" fo:font-weight="normal" style:font-size-asian="12pt" style:font-size-complex="12pt"/>
    </style:style>
    <style:style style:name="T22" style:family="text">
      <style:text-properties fo:font-variant="normal" fo:text-transform="none" fo:color="#000000" style:font-name="Courier New" fo:font-size="12pt" fo:letter-spacing="normal" fo:font-style="normal" fo:font-weight="normal" officeooo:rsid="001121fb" style:font-size-asian="12pt" style:font-size-complex="12pt"/>
    </style:style>
    <style:style style:name="T23" style:family="text">
      <style:text-properties fo:font-variant="normal" fo:text-transform="none" fo:color="#000000" fo:font-size="12pt" fo:letter-spacing="normal" fo:font-style="normal" fo:font-weight="normal" officeooo:rsid="0010f9c2" style:font-size-asian="12pt" style:font-size-complex="12pt"/>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0066ff" style:font-name="Courier New" fo:font-size="12pt" fo:letter-spacing="normal" fo:font-style="normal" fo:font-weight="normal" officeooo:rsid="001121fb" style:font-size-asian="12pt" style:font-size-complex="12pt"/>
    </style:style>
    <style:style style:name="T26" style:family="text">
      <style:text-properties fo:font-variant="normal" fo:text-transform="none" fo:color="#666666" fo:font-size="12pt" fo:letter-spacing="normal" fo:font-style="normal" fo:font-weight="normal" style:font-size-asian="12pt" style:font-size-complex="12pt"/>
    </style:style>
    <style:style style:name="T27" style:family="text">
      <style:text-properties fo:font-variant="normal" fo:text-transform="none" fo:color="#666666" fo:font-size="12pt" fo:letter-spacing="normal" fo:font-style="normal" fo:font-weight="normal" officeooo:rsid="000f8501" style:font-size-asian="12pt" style:font-size-complex="12pt"/>
    </style:style>
    <style:style style:name="T28" style:family="text">
      <style:text-properties fo:font-variant="normal" fo:text-transform="none" fo:color="#ff9900" fo:font-size="12pt" fo:letter-spacing="normal" fo:font-style="normal" fo:font-weight="normal" officeooo:rsid="0010f9c2" style:font-size-asian="12pt" style:font-size-complex="12pt"/>
    </style:style>
    <style:style style:name="T29" style:family="text">
      <style:text-properties fo:font-size="12pt" officeooo:rsid="000f8501"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0f8501" style:font-weight-asian="bold" style:font-weight-complex="bold"/>
    </style:style>
    <style:style style:name="T32" style:family="text">
      <style:text-properties fo:font-weight="bold" officeooo:rsid="0012de8b" style:font-weight-asian="bold" style:font-weight-complex="bold"/>
    </style:style>
    <style:style style:name="T33" style:family="text">
      <style:text-properties officeooo:rsid="0012de8b"/>
    </style:style>
    <style:style style:name="T34" style:family="text">
      <style:text-properties fo:color="#ffff99" style:font-name="Courier New" officeooo:rsid="0012d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duino Control Structures</text:p>
      <text:p text:style-name="P1"/>
      <text:p text:style-name="P2">Introduction</text:p>
      <text:p text:style-name="P1">In any programming language, control structures are the constructs that determine how the computer moves through the code based on some kind of logic. They include things like loops, switches, and if<text:span text:style-name="T1">f statements</text:span>. In this section, we'll look at some of the more common structures used Arduino projects. <text:line-break/></text:p>
      <text:p text:style-name="Heading">Loops</text:p>
      <text:p text:style-name="P7">Loops are used to execute some line of code over and over again. Some loops, like the one that calls the function named loop, are infinite loops: they keep going forever (until we cut the power to the device). Other loops, continue execution until some logical condition is met, then they break out of the loop and code execution continues. <text:line-break/></text:p>
      <text:p text:style-name="P15"><text:span text:style-name="T31">For Loop</text:span><text:span text:style-name="T1"> – This is a loop that is executed some predetermined number of times. The for loop contains an index which is incremented each time through the loop, showing you how many times you've been through the loop at any given point. <text:line-break/></text:span><text:span text:style-name="T29"><text:line-break/></text:span><text:span text:style-name="T20">for</text:span><text:span text:style-name="T19"> </text:span><text:span text:style-name="T21">(</text:span><text:span text:style-name="T22">start</text:span><text:span text:style-name="T21">; </text:span><text:span text:style-name="T22">stop ;</text:span><text:span text:style-name="T21"> </text:span><text:span text:style-name="T22">increment</text:span><text:span text:style-name="T21">){</text:span></text:p>
      <text:p text:style-name="P12"><text:span text:style-name="T26"><text:tab/>//</text:span><text:span text:style-name="T27">body</text:span></text:p>
      <text:p text:style-name="P16"><text:span text:style-name="T24">}</text:span></text:p>
      <text:p text:style-name="P17"><text:span text:style-name="T24">For instance, here is a loop that simply prints all the values from 0-100</text:span></text:p>
      <text:p text:style-name="P4"><text:span text:style-name="T20"/></text:p>
      <text:p text:style-name="P4"><text:span text:style-name="T20">for</text:span><text:span text:style-name="T19"> </text:span><text:span text:style-name="T21">(</text:span><text:span text:style-name="T25">int</text:span><text:span text:style-name="T22"> i = 0</text:span><text:span text:style-name="T21">; </text:span><text:span text:style-name="T22">i &lt;= 100;</text:span><text:span text:style-name="T21"> </text:span><text:span text:style-name="T22">i++</text:span><text:span text:style-name="T21">){</text:span></text:p>
      <text:p text:style-name="P12"><text:span text:style-name="T26"><text:tab/></text:span><text:span text:style-name="T28">Serial.println</text:span><text:span text:style-name="T23">(i);</text:span></text:p>
      <text:p text:style-name="P8"><text:span text:style-name="T21">}</text:span><text:line-break/></text:p>
      <text:p text:style-name="P7"><text:span text:style-name="T31">W</text:span><text:span text:style-name="T30">hile </text:span><text:span text:style-name="T31">Loop</text:span> – <text:span text:style-name="T1">This is a loop that is executed as long as some logical expression remains true. You've already seen several instaces of these in the provided sketches. <text:line-break/><text:line-break/></text:span><text:span text:style-name="T5">while</text:span><text:span text:style-name="T2"> (condition) {</text:span></text:p>
      <text:p text:style-name="P10"><text:tab/><text:span text:style-name="T7">//</text:span><text:span text:style-name="T8">body</text:span></text:p>
      <text:p text:style-name="P6"><text:span text:style-name="T2">}</text:span></text:p>
      <text:p text:style-name="P7"><text:span text:style-name="T9">For instance, here is a code snippet that </text:span><text:span text:style-name="T10">adds increases a variable named i by some random number between zero and ten until that number exceeds 100. Each time through the loop it prints out the value. <text:line-break/></text:span></text:p>
      <text:p text:style-name="P14"><text:span text:style-name="T12"/></text:p>
      <text:p text:style-name="P14"><text:span text:style-name="T12"/></text:p>
      <text:p text:style-name="P14"><text:soft-page-break/><text:span text:style-name="T12">int</text:span> i = 0;</text:p>
      <text:p text:style-name="P7"><text:span text:style-name="T5">while</text:span><text:span text:style-name="T2"> (</text:span><text:span text:style-name="T3">i&lt;100</text:span><text:span text:style-name="T2">) {</text:span></text:p>
      <text:p text:style-name="P11"><text:tab/><text:span text:style-name="T13">i += </text:span><text:span text:style-name="T18">random</text:span><text:span text:style-name="T13">(10)</text:span></text:p>
      <text:p text:style-name="P11"><text:span text:style-name="T13"><text:tab/></text:span><text:span text:style-name="T18">Serial.println</text:span><text:span text:style-name="T13">(i);</text:span></text:p>
      <text:p text:style-name="P9"><text:span text:style-name="T2">}<text:line-break/><text:line-break/></text:span><text:span text:style-name="T33">I</text:span><text:span text:style-name="T32">f Statement</text:span><text:span text:style-name="T33"> – This is a structure that checks for a logical condition, and it its met, it executes the code inside the curly braces. <text:line-break/></text:span></text:p>
      <text:p text:style-name="P5"><text:span text:style-name="T6">if</text:span><text:span text:style-name="T2"> (condition) {</text:span></text:p>
      <text:p text:style-name="P13"><text:tab/><text:span text:style-name="T7">//</text:span><text:span text:style-name="T8">body</text:span></text:p>
      <text:p text:style-name="P9"><text:span text:style-name="T2">}<text:line-break/><text:line-break/></text:span><text:span text:style-name="T9">For instance, </text:span><text:span text:style-name="T11">here is a code snippet that checks if the value of a variable named i is greater than 50, if it is, it prints that the variable is greater than 50. <text:line-break/><text:line-break/></text:span><text:span text:style-name="T6">if</text:span><text:span text:style-name="T2"> (</text:span><text:span text:style-name="T4">i &gt; 50</text:span><text:span text:style-name="T2">) {</text:span></text:p>
      <text:p text:style-name="P13"><text:tab/><text:span text:style-name="T18">Serial.println</text:span><text:span text:style-name="T13">(</text:span><text:span text:style-name="T16">i + "greater than 50"</text:span><text:span text:style-name="T13">);</text:span></text:p>
      <text:p text:style-name="P9"><text:span text:style-name="T2">}</text:span><text:span text:style-name="T33"><text:line-break/><text:line-break/></text:span><text:span text:style-name="T32">Else Statement</text:span><text:span text:style-name="T33"> – Follows an if statement and is executed in the event that the if statement is NOT executed. </text:span></text:p>
      <text:p text:style-name="P9"><text:line-break/><text:span text:style-name="T6">else</text:span><text:span text:style-name="T2"> {</text:span></text:p>
      <text:p text:style-name="P13"><text:tab/><text:span text:style-name="T7">//</text:span><text:span text:style-name="T8">body</text:span></text:p>
      <text:p text:style-name="P9"><text:span text:style-name="T2">}<text:line-break/><text:line-break/></text:span><text:span text:style-name="T17">For instance, here is a snipped that prints an alternate statement to the event that i is less than 50. <text:line-break/><text:line-break/></text:span><text:span text:style-name="T6">else</text:span><text:span text:style-name="T15"> {</text:span></text:p>
      <text:p text:style-name="P13"><text:tab/><text:span text:style-name="T18">Serial.println</text:span><text:span text:style-name="T13">(</text:span><text:span text:style-name="T16">i + "less than 50"</text:span><text:span text:style-name="T13">);</text:span></text:p>
      <text:p text:style-name="P9"><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yponineSans Monospace Regular 4" svg:font-family="'TyponineSans Monospace Regular 4', 'TyponineSans Monospace Light 5'"/>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45S</meta:editing-duration>
    <meta:editing-cycles>5</meta:editing-cycles>
    <meta:generator>LibreOffice/5.2.1.2$Windows_x86 LibreOffice_project/31dd62db80d4e60af04904455ec9c9219178d620</meta:generator>
    <dc:date>2017-03-21T17:30:55.877000000</dc:date>
    <meta:document-statistic meta:table-count="0" meta:image-count="0" meta:object-count="0" meta:page-count="2" meta:paragraph-count="31" meta:word-count="393" meta:character-count="2204" meta:non-whitespace-character-count="1806"/>
    <meta:user-defined meta:name="Info 1"/>
    <meta:user-defined meta:name="Info 2"/>
    <meta:user-defined meta:name="Info 3"/>
    <meta:user-defined meta:name="Info 4"/>
  </office:meta>
</office:document-meta>
</file>